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28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82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6 Kommentare 602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93</text:p>
          </table:table-cell>
          <table:table-cell table:number-columns-repeated="6"/>
        </table:table-row>
        <table:table-row table:style-name="ro1">
          <table:table-cell table:formula="of:=SUM([.A45:.A100000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Neuru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hlt sich fabelhaf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1. Januar um 18:40 ·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ößten Respekt vor den Polizisten, die Nehammer's lautstarke Befehle über Bord warfen, die Helme ablegt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und mit den Bürgern gemeinsam spaziert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2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ke Schräf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chachtung. Respekt. Danke der Poliz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a Ra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nseisen Jose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st euch sagen, Schreier wie Nehammer sind schwache Menschen.Daher versuchen sie dur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ktatorische Maßnahmen ihre Stärke zu bewei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Neuru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diese Typen sind gefährlich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Ju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nseisen Jose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dia Ewe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DER POLIZEI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ly He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schön zu s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Wohlfah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May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zzi Gottfrie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Ella Maria Wi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Kär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p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Schweighof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p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Dobrovni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pek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Ta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und grossen Resp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ima Vuckic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Gubitz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e Rein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W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ar Gänsehautgefühl!! Es war.. hab gehofft.. aber hätt ich nicht gedacht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ntram Thur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Blutdruck Nehammers steigt! Hoffentlich bekommt er keinen Herzinfarkt! Der mus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gendwann noch seine Strafe absitz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bru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oßen Respekt alle Acht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Ren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vo weiter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an unsere Polize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Plieschnegg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Vog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ga toll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Preyer-Bay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i Lena Berger Soraperr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ia Kisjelica Be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Jä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sicher ein grosser Moment...wir sind stolz auf unsere Polizei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pek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Fiechtl Fiecht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Neuhe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habens den Schreienden wenigstens verhafte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nessa Schmidbau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Wiederschwing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p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Gu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Gu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Poliz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Fiechtl Fiecht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We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st alles VOR Tatjanas Haustür....Landesgerichtsstrasse, Ecke Josefstädterstrasse links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diongasse rechts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gt es war zwar laut, aber ohne Probleme....keine Helikopter oder extrem laute Ausschreit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Le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t ab vor der Polizei Weltklas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Lechner Weltklasse du sag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i J. Weid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Brauni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voll Hochacht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Leu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Ross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cool gratuliere gewal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Rie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voller Hochachtung!!! Dan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See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Hoffman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y La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so ein bezahlter Spaziergang is schon sup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-Marie Spindlegg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ößten Respekt vor den Polizisten, die... - Wolfgang Neuru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P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Polizisten haben meine Hochachtung,Helme abgenommen Respek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2758832021113611&amp;id=1000096051928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40" calcext:value-type="float">
            <text:p>40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6" calcext:value-type="float">
            <text:p>6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678];[.D678];[.F678])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8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7:44:50.63678869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17:57:34.321494792</dc:date>
    <meta:editing-duration>PT7M31S</meta:editing-duration>
    <meta:editing-cycles>4</meta:editing-cycles>
    <meta:document-statistic meta:table-count="1" meta:cell-count="429" meta:object-count="0"/>
  </office:meta>
</office:document-meta>
</file>